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0.62mm"/>
    </style:style>
    <style:style style:name="co3" style:family="table-column">
      <style:table-column-properties fo:break-before="auto" style:column-width="13.88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6.8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no-wrap" style:shrink-to-fit="false" style:vertical-align="bottom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 fo:wrap-option="no-wrap" style:shrink-to-fit="false" style:vertical-align="bottom"/>
      <style:paragraph-properties fo:text-align="center" fo:margin-left="0mm"/>
    </style:style>
    <style:style style:name="ce5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 fo:margin-left="0mm"/>
      <style:map style:condition="cell-content()=&quot;stable&quot;" style:apply-style-name="Untitled1" style:base-cell-address="Sheet1.H1"/>
      <style:map style:condition="cell-content()=&quot;unstable&quot;" style:apply-style-name="Untitled2" style:base-cell-address="Sheet1.H1"/>
    </style:style>
    <style:style style:name="ce6" style:family="table-cell" style:parent-style-name="Default">
      <style:table-cell-properties style:text-align-source="fix" style:repeat-content="false" fo:wrap-option="no-wrap" style:shrink-to-fit="false" style:vertical-align="bottom"/>
      <style:paragraph-properties fo:text-align="center" fo:margin-left="0mm"/>
      <style:map style:condition="cell-content()=&quot;stable&quot;" style:apply-style-name="Untitled1" style:base-cell-address="Sheet1.H1"/>
      <style:map style:condition="cell-content()=&quot;unstable&quot;" style:apply-style-name="Untitled2" style:base-cell-address="Sheet1.H1"/>
    </style:style>
    <style:style style:name="ce7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mm"/>
      <style:map style:condition="cell-content()=&quot;stable&quot;" style:apply-style-name="Untitled1" style:base-cell-address="Sheet1.H1"/>
      <style:map style:condition="cell-content()=&quot;unstable&quot;" style:apply-style-name="Untitled2" style:base-cell-address="Sheet1.H1"/>
    </style:style>
    <style:style style:name="ce8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mm"/>
      <style:map style:condition="cell-content()=&quot;stable&quot;" style:apply-style-name="Untitled1" style:base-cell-address="Sheet1.H6"/>
      <style:map style:condition="cell-content()=&quot;unstable&quot;" style:apply-style-name="Untitled2" style:base-cell-address="Sheet1.H6"/>
    </style:style>
    <style:style style:name="ce9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no-wrap" style:shrink-to-fit="false" style:vertical-align="top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195.77mm" svg:height="111.83mm" svg:x="105.34mm" svg:y="32.85mm">
            <loext:p draw:notify-on-update-of-ranges="Sheet1.H2:Sheet1.H31 Sheet1.F2:Sheet1.F34 Sheet1.D2:Sheet1.D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5" table:default-cell-style-name="ce7"/>
        <table:table-column table:style-name="co6" table:number-columns-repeated="1016" table:default-cell-style-name="ce3"/>
        <table:table-row table:style-name="ro1">
          <table:table-cell table:style-name="ce1" office:value-type="string" calcext:value-type="string">
            <text:p>bus freq [mHz]</text:p>
          </table:table-cell>
          <table:table-cell table:style-name="ce1" office:value-type="string" calcext:value-type="string">
            <text:p>HT multi</text:p>
          </table:table-cell>
          <table:table-cell table:style-name="ce1" office:value-type="string" calcext:value-type="string">
            <text:p>cpu multi</text:p>
          </table:table-cell>
          <table:table-cell table:style-name="ce1" office:value-type="string" calcext:value-type="string">
            <text:p>CPU Volt [V]</text:p>
          </table:table-cell>
          <table:table-cell table:style-name="ce1" office:value-type="string" calcext:value-type="string">
            <text:p>HT Volt [V]</text:p>
          </table:table-cell>
          <table:table-cell table:style-name="ce1" office:value-type="string" calcext:value-type="string">
            <text:p>cpu freq [mHz]</text:p>
          </table:table-cell>
          <table:table-cell table:style-name="ce1" office:value-type="string" calcext:value-type="string">
            <text:p>AHCI</text:p>
          </table:table-cell>
          <table:table-cell table:style-name="ce5" office:value-type="string" calcext:value-type="string">
            <text:p>stable?</text:p>
          </table:table-cell>
          <table:table-cell table:style-name="ce9" office:value-type="string" calcext:value-type="string">
            <text:p>uwagi</text:p>
          </table:table-cell>
          <table:table-cell table:style-name="ce9" table:number-columns-repeated="1015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float" office:value="1.4" calcext:value-type="float">
            <text:p>1,4</text:p>
          </table:table-cell>
          <table:table-cell table:style-name="ce2"/>
          <table:table-cell table:style-name="ce2" table:formula="of:=[.C2]*[.A2]" office:value-type="float" office:value="2800" calcext:value-type="float">
            <text:p>2800</text:p>
          </table:table-cell>
          <table:table-cell table:style-name="ce2"/>
          <table:table-cell table:style-name="ce6" office:value-type="string" calcext:value-type="string">
            <text:p>stable</text:p>
          </table:table-cell>
          <table:table-cell table:number-columns-repeated="1016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.475" calcext:value-type="float">
            <text:p>1,475</text:p>
          </table:table-cell>
          <table:table-cell table:style-name="ce2"/>
          <table:table-cell table:style-name="ce2" table:formula="of:=[.C3]*[.A3]" office:value-type="float" office:value="4200" calcext:value-type="float">
            <text:p>4200</text:p>
          </table:table-cell>
          <table:table-cell table:style-name="ce2"/>
          <table:table-cell table:style-name="ce6" office:value-type="string" calcext:value-type="string">
            <text:p>unstable</text:p>
          </table:table-cell>
          <table:table-cell table:number-columns-repeated="1016"/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.45" calcext:value-type="float">
            <text:p>1,45</text:p>
          </table:table-cell>
          <table:table-cell table:style-name="ce2"/>
          <table:table-cell table:style-name="ce2" table:formula="of:=[.C4]*[.A4]" office:value-type="float" office:value="4000" calcext:value-type="float">
            <text:p>4000</text:p>
          </table:table-cell>
          <table:table-cell table:style-name="ce2"/>
          <table:table-cell table:style-name="ce6" office:value-type="string" calcext:value-type="string">
            <text:p>unstabl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.475" calcext:value-type="float">
            <text:p>1,475</text:p>
          </table:table-cell>
          <table:table-cell table:style-name="ce2"/>
          <table:table-cell table:style-name="ce2" table:formula="of:=[.C5]*[.A5]" office:value-type="float" office:value="4000" calcext:value-type="float">
            <text:p>4000</text:p>
          </table:table-cell>
          <table:table-cell table:style-name="ce2"/>
          <table:table-cell office:value-type="string" calcext:value-type="string">
            <text:p>stable</text:p>
          </table:table-cell>
          <table:table-cell table:number-columns-repeated="1016"/>
        </table:table-row>
        <table:table-row table:style-name="ro2">
          <table:table-cell table:style-name="ce2" table:number-columns-repeated="7"/>
          <table:table-cell table:style-name="ce8"/>
          <table:table-cell table:number-columns-repeated="1016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H7:Sheet1.H1048576 Sheet1.H1:Sheet1.H5">
            <calcext:condition calcext:apply-style-name="Untitled1" calcext:value="=&quot;stable&quot;" calcext:base-cell-address="Sheet1.H1"/>
            <calcext:condition calcext:apply-style-name="Untitled2" calcext:value="=&quot;unstable&quot;" calcext:base-cell-address="Sheet1.H1"/>
          </calcext:conditional-format>
          <calcext:conditional-format calcext:target-range-address="Sheet1.H6:Sheet1.H6">
            <calcext:condition calcext:apply-style-name="Untitled1" calcext:value="=&quot;stable&quot;" calcext:base-cell-address="Sheet1.H6"/>
            <calcext:condition calcext:apply-style-name="Untitled2" calcext:value="=&quot;unstable&quot;" calcext:base-cell-address="Sheet1.H6"/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195.77mm" svg:height="111.83mm" svg:x="1.65mm" svg:y="1.59mm">
            <loext:p draw:notify-on-update-of-ranges="Sheet1.D2:Sheet1.D2 Sheet1.D5:Sheet1.D5  Sheet1.C2:Sheet1.C2 Sheet1.C5:Sheet1.C5 Sheet1.D3:Sheet1.D3 Sheet1.D4:Sheet1.D4  Sheet1.C3:Sheet1.C3 Sheet1.C4:Sheet1.C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I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66ff99"/>
    </style:style>
    <style:style style:name="Untitled2" style:family="table-cell" style:parent-style-name="Default">
      <style:table-cell-properties fo:background-color="#ff66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.00.0000</text:date>, <text:time style:data-style-name="N2" text:time-value="20:42:53.661330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5:20:58.695302604</meta:creation-date>
    <meta:editing-duration>PT17M29S</meta:editing-duration>
    <meta:editing-cycles>7</meta:editing-cycles>
    <meta:generator>LibreOffice/5.1.6.2.0$Linux_X86_64 LibreOffice_project/10m0$Build-2</meta:generator>
    <meta:initial-creator>Kamil Cukrowski</meta:initial-creator>
    <dc:date>2017-01-19T20:45:30.953115353</dc:date>
    <dc:creator>Kamil Cukrowski</dc:creator>
    <meta:document-statistic meta:table-count="3" meta:cell-count="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step-center-y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78cm" svg:height="11.184cm" xlink:href=".." xlink:type="simple" chart:class="chart:scatter" chart:style-name="ch1">
        <chart:title svg:x="8.29cm" svg:y="0.359cm" chart:style-name="ch2">
          <text:p>CPU Volt/Freq</text:p>
        </chart:title>
        <chart:subtitle svg:x="6.12cm" svg:y="1.361cm" chart:style-name="ch3">
          <text:p>Wyraża stosunek CPU Volt, do CPU Freq</text:p>
        </chart:subtitle>
        <chart:plot-area chart:style-name="ch4" table:cell-range-address="Sheet1.C2:Sheet1.D2 Sheet1.C5:Sheet1.D5 Sheet1.C3:Sheet1.C4" chart:data-source-has-labels="row" svg:x="1.402cm" svg:y="2.267cm" svg:width="17.785cm" svg:height="7.713cm">
          <chartooo:coordinate-region svg:x="2.023cm" svg:y="2.466cm" svg:width="16.832cm" svg:height="6.867cm"/>
          <chart:axis chart:dimension="x" chart:name="primary-x" chart:style-name="ch5">
            <chart:title svg:x="9.522cm" svg:y="10.203cm" chart:style-name="ch6">
              <text:p>CPU Freq</text:p>
            </chart:title>
          </chart:axis>
          <chart:axis chart:dimension="y" chart:name="primary-y" chart:style-name="ch7">
            <chart:title svg:x="0.451cm" svg:y="6.828cm" chart:style-name="ch8">
              <text:p>CPU Volt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heet1.C2:Sheet1.C2 Sheet1.C5:Sheet1.C5" loext:label-string="&quot;cpu freq stable&quot;" chart:class="chart:scatter">
            <chart:domain table:cell-range-address="Sheet1.D2:Sheet1.D2 Sheet1.D5:Sheet1.D5"/>
            <chart:data-point chart:repeated="2"/>
          </chart:series>
          <chart:series chart:style-name="ch12" chart:values-cell-range-address="Sheet1.C3:Sheet1.C3 Sheet1.C4:Sheet1.C4" loext:label-string="&quot;cpu freq unstable&quot;" chart:class="chart:scatter">
            <chart:domain table:cell-range-address="Sheet1.D3:Sheet1.D3 Sheet1.D4:Sheet1.D4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pu freq stable</text:p>
              </table:table-cell>
              <table:table-cell office:value-type="string">
                <text:p/>
              </table:table-cell>
              <table:table-cell office:value-type="string">
                <text:p>cpu freq unstable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4">
                <text:p>1.4</text:p>
                <draw:g>
                  <svg:desc>Sheet1.D2:Sheet1.D2 Sheet1.D5:Sheet1.D5</svg:desc>
                </draw:g>
              </table:table-cell>
              <table:table-cell office:value-type="float" office:value="14">
                <text:p>14</text:p>
                <draw:g>
                  <svg:desc>Sheet1.C2:Sheet1.C2 Sheet1.C5:Sheet1.C5</svg:desc>
                </draw:g>
              </table:table-cell>
              <table:table-cell office:value-type="float" office:value="1.475">
                <text:p>1.475</text:p>
                <draw:g>
                  <svg:desc>Sheet1.D3:Sheet1.D3 Sheet1.D4:Sheet1.D4</svg:desc>
                </draw:g>
              </table:table-cell>
              <table:table-cell office:value-type="float" office:value="21">
                <text:p>21</text:p>
                <draw:g>
                  <svg:desc>Sheet1.C3:Sheet1.C3 Sheet1.C4:Sheet1.C4</svg:desc>
                </draw:g>
              </table:table-cell>
            </table:table-row>
            <table:table-row>
              <table:table-cell office:value-type="string"/>
              <table:table-cell office:value-type="float" office:value="1.475">
                <text:p>1.475</text:p>
              </table:table-cell>
              <table:table-cell office:value-type="float" office:value="20">
                <text:p>20</text:p>
              </table:table-cell>
              <table:table-cell office:value-type="float" office:value="1.45">
                <text:p>1.4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step-center-y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78cm" svg:height="11.184cm" xlink:href=".." xlink:type="simple" chart:class="chart:scatter" chart:style-name="ch1">
        <chart:title svg:x="8.29cm" svg:y="0.359cm" chart:style-name="ch2">
          <text:p>CPU Volt/Freq</text:p>
        </chart:title>
        <chart:subtitle svg:x="6.12cm" svg:y="1.361cm" chart:style-name="ch3">
          <text:p>Wyraża stosunek CPU Volt, do CPU Freq</text:p>
        </chart:subtitle>
        <chart:plot-area chart:style-name="ch4" table:cell-range-address="Sheet1.H2:Sheet1.H31 Sheet1.F2:Sheet1.F34 Sheet1.D2:Sheet1.D36" chart:data-source-has-labels="both" svg:x="1.402cm" svg:y="2.267cm" svg:width="17.785cm" svg:height="7.713cm">
          <chartooo:coordinate-region svg:x="2.314cm" svg:y="2.466cm" svg:width="16.501cm" svg:height="6.867cm"/>
          <chart:axis chart:dimension="x" chart:name="primary-x" chart:style-name="ch5" chartooo:axis-type="auto">
            <chart:title svg:x="9.522cm" svg:y="10.203cm" chart:style-name="ch6">
              <text:p>CPU Freq</text:p>
            </chart:title>
            <chart:categories table:cell-range-address="Sheet1.H2:Sheet1.H31"/>
          </chart:axis>
          <chart:axis chart:dimension="y" chart:name="primary-y" chart:style-name="ch7">
            <chart:title svg:x="0.451cm" svg:y="6.828cm" chart:style-name="ch8">
              <text:p>CPU Volt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heet1.D2:Sheet1.D36" loext:label-string="&quot;cpu freq stable&quot;" chart:class="chart:scatter">
            <chart:domain table:cell-range-address="Sheet1.F2:Sheet1.F34"/>
            <chart:data-point chart:repeated="35"/>
          </chart:series>
          <chart:series chart:style-name="ch12" chart:values-cell-range-address="Sheet1.D3:Sheet1.D3 Sheet1.D4:Sheet1.D4" loext:label-string="&quot;cpu freq unstable&quot;" chart:class="chart:scatter">
            <chart:domain table:cell-range-address="Sheet1.F3:Sheet1.F3 Sheet1.F4:Sheet1.F4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pu freq stable</text:p>
              </table:table-cell>
              <table:table-cell office:value-type="string">
                <text:p/>
              </table:table-cell>
              <table:table-cell office:value-type="string">
                <text:p>cpu freq unstable</text:p>
              </table:table-cell>
            </table:table-row>
          </table:table-header-rows>
          <table:table-rows>
            <table:table-row>
              <table:table-cell office:value-type="string">
                <text:p>stable</text:p>
                <draw:g>
                  <svg:desc>Sheet1.H2:Sheet1.H31</svg:desc>
                </draw:g>
              </table:table-cell>
              <table:table-cell office:value-type="float" office:value="2800">
                <text:p>2800</text:p>
                <draw:g>
                  <svg:desc>Sheet1.F2:Sheet1.F34</svg:desc>
                </draw:g>
              </table:table-cell>
              <table:table-cell office:value-type="float" office:value="1.4">
                <text:p>1.4</text:p>
                <draw:g>
                  <svg:desc>Sheet1.D2:Sheet1.D36</svg:desc>
                </draw:g>
              </table:table-cell>
              <table:table-cell office:value-type="float" office:value="4200">
                <text:p>4200</text:p>
                <draw:g>
                  <svg:desc>Sheet1.F3:Sheet1.F3 Sheet1.F4:Sheet1.F4</svg:desc>
                </draw:g>
              </table:table-cell>
              <table:table-cell office:value-type="float" office:value="1.475">
                <text:p>1.475</text:p>
                <draw:g>
                  <svg:desc>Sheet1.D3:Sheet1.D3 Sheet1.D4:Sheet1.D4</svg:desc>
                </draw:g>
              </table:table-cell>
            </table:table-row>
            <table:table-row>
              <table:table-cell office:value-type="string">
                <text:p>unstable</text:p>
              </table:table-cell>
              <table:table-cell office:value-type="float" office:value="4200">
                <text:p>4200</text:p>
              </table:table-cell>
              <table:table-cell office:value-type="float" office:value="1.475">
                <text:p>1.475</text:p>
              </table:table-cell>
              <table:table-cell office:value-type="float" office:value="4000">
                <text:p>400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unstable</text:p>
              </table:table-cell>
              <table:table-cell office:value-type="float" office:value="4000">
                <text:p>4000</text:p>
              </table:table-cell>
              <table:table-cell office:value-type="float" office:value="1.45">
                <text:p>1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able</text:p>
              </table:table-cell>
              <table:table-cell office:value-type="float" office:value="4000">
                <text:p>4000</text:p>
              </table:table-cell>
              <table:table-cell office:value-type="float" office:value="1.475">
                <text:p>1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